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2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05cm" fo:min-width="0cm"/>
    </style:style>
    <style:style style:name="gr3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0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7cm" fo:min-width="2.2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0.6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928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652cm" svg:y1="13.53cm" svg:x2="8.548cm" svg:y2="10.063cm">
          <text:p/>
        </draw:line>
        <draw:line draw:style-name="gr1" draw:text-style-name="P1" draw:layer="layout" svg:x1="9.652cm" svg:y1="13.529cm" svg:x2="12.057cm" svg:y2="6.53cm">
          <text:p/>
        </draw:line>
        <draw:line draw:style-name="gr1" draw:text-style-name="P1" draw:layer="layout" svg:x1="14.332cm" svg:y1="13.528cm" svg:x2="12.059cm" svg:y2="6.53cm">
          <text:p/>
        </draw:line>
        <draw:line draw:style-name="gr1" draw:text-style-name="P1" draw:layer="layout" svg:x1="14.331cm" svg:y1="13.529cm" svg:x2="15.518cm" svg:y2="9.995cm">
          <text:p/>
        </draw:line>
        <draw:line draw:style-name="gr1" draw:text-style-name="P1" draw:layer="layout" svg:x1="16.613cm" svg:y1="13.529cm" svg:x2="15.518cm" svg:y2="9.997cm">
          <text:p/>
        </draw:line>
        <draw:line draw:style-name="gr1" draw:text-style-name="P1" draw:layer="layout" svg:x1="16.614cm" svg:y1="13.53cm" svg:x2="20.172cm" svg:y2="3.053cm">
          <text:p/>
        </draw:line>
        <draw:line draw:style-name="gr1" draw:text-style-name="P1" draw:layer="layout" svg:x1="7.388cm" svg:y1="13.529cm" svg:x2="3.907cm" svg:y2="3.022cm">
          <text:p/>
        </draw:line>
        <draw:line draw:style-name="gr1" draw:text-style-name="P1" draw:layer="layout" svg:x1="7.388cm" svg:y1="13.53cm" svg:x2="8.546cm" svg:y2="10.062cm">
          <text:p/>
        </draw:line>
        <draw:custom-shape draw:style-name="gr2" draw:text-style-name="P2" draw:layer="layout" svg:width="0.381cm" svg:height="0.359cm" svg:x="3.732cm" svg:y="2.8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8cm" svg:height="0.358cm" svg:x="7.183cm" svg:y="13.3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cm" svg:height="0.361cm" svg:x="6.06cm" svg:y="9.85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6cm" svg:x="4.889cm" svg:y="6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8cm" svg:height="0.358cm" svg:x="8.359cm" svg:y="9.86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cm" svg:height="0.359cm" svg:x="9.488cm" svg:y="13.3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758cm" svg:height="1.327cm" svg:x="0.8cm" svg:y="1.308cm">
          <draw:text-box>
            <text:p>Level</text:p>
          </draw:text-box>
        </draw:frame>
        <draw:custom-shape draw:style-name="gr2" draw:text-style-name="P2" draw:layer="layout" svg:width="0.378cm" svg:height="0.359cm" svg:x="7.183cm" svg:y="13.35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168cm" svg:height="1.326cm" svg:x="1.644cm" svg:y="2.322cm">
          <draw:text-box>
            <text:p>0</text:p>
          </draw:text-box>
        </draw:frame>
        <draw:frame draw:style-name="gr6" draw:text-style-name="P3" draw:layer="layout" svg:width="1.168cm" svg:height="1.326cm" svg:x="1.557cm" svg:y="5.899cm">
          <draw:text-box>
            <text:p>1</text:p>
          </draw:text-box>
        </draw:frame>
        <draw:frame draw:style-name="gr7" draw:text-style-name="P3" draw:layer="layout" svg:width="1.428cm" svg:height="1.318cm" draw:transform="rotate (-1.5707963267949) translate (3.049cm 7.101cm)">
          <draw:text-box>
            <text:p>...</text:p>
          </draw:text-box>
        </draw:frame>
        <draw:custom-shape draw:style-name="gr2" draw:text-style-name="P2" draw:layer="layout" svg:width="0.379cm" svg:height="0.359cm" svg:x="10.695cm" svg:y="9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9cm" svg:height="0.358cm" svg:x="14.145cm" svg:y="13.3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9cm" svg:height="0.361cm" svg:x="13.022cm" svg:y="9.85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cm" svg:height="0.36cm" svg:x="11.851cm" svg:y="6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9cm" svg:height="0.358cm" svg:x="15.322cm" svg:y="9.86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9cm" svg:height="0.359cm" svg:x="14.145cm" svg:y="13.35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9cm" svg:height="0.359cm" svg:x="14.145cm" svg:y="13.35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9cm" svg:height="0.358cm" svg:x="15.322cm" svg:y="9.86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9cm" svg:height="0.358cm" svg:x="16.45cm" svg:y="13.3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cm" svg:height="0.359cm" svg:x="17.591cm" svg:y="9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cm" svg:height="0.359cm" svg:x="20cm" svg:y="2.8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cm" svg:height="0.36cm" svg:x="18.781cm" svg:y="6.3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12:25.004078176</dc:date>
    <meta:editing-duration>PT2H19M</meta:editing-duration>
    <meta:editing-cycles>58</meta:editing-cycles>
    <meta:generator>LibreOffice/6.3.3.2$Linux_X86_64 LibreOffice_project/a64200df03143b798afd1ec74a12ab50359878ed</meta:generator>
    <meta:document-statistic meta:object-count="31"/>
  </office:meta>
</office:document-meta>
</file>